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orgia" svg:font-family="Georgia"/>
    <style:font-face style:name="Nachlieli CLM1" svg:font-family="'Nachlieli CLM'"/>
    <style:font-face style:name="Ubuntu" svg:font-family="Ubuntu" style:font-family-generic="swiss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5d841"/>
    </style:style>
    <style:style style:name="T2" style:family="text">
      <style:text-properties officeooo:rsid="0016200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Nachlieli CLM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w story/<text:span text:style-name="T1">essay/article</text:span>:</text:p>
      <text:p text:style-name="Standard"/>
      <text:p text:style-name="Standard"><text:span text:style-name="T3">Human evolution: Now?</text:span> <text:s text:c="2"/><text:span text:style-name="T1">Yes</text:span></text:p>
      <text:p text:style-name="Standard"/>
      <text:p text:style-name="P1">Questions?</text:p>
      <text:p text:style-name="Standard"/>
      <text:p text:style-name="Standard"><text:span text:style-name="T3">Who is evolving from whom? What is the primitive condition?</text:span> <text:span text:style-name="T1">Primitive condition (wild-type) is almost certainly the social human. “Geek” human (autistic spectrum disorder of all kinds) seems to have first differentiated around 2000 bce or earlier.</text:span></text:p>
      <text:p text:style-name="Standard"/>
      <text:p text:style-name="Standard"><text:span text:style-name="T3">How distinct are the populations?</text:span> <text:span text:style-name="T1">Not obvious</text:span><text:span text:style-name="T2">ly distinct</text:span><text:span text:style-name="T1">, except from the inside. There is definitely non-random mating.</text:span><text:span text:style-name="T1"><office:annotation><dc:creator>David Moser</dc:creator><dc:date>2010-12-19T14:00:25</dc:date><text:p text:style-name="P2"><text:span text:style-name="T4">Hardy-Weinberg</text:span></text:p></office:annotation></text:span></text:p>
      <text:p text:style-name="Standard"/>
      <text:p text:style-name="Standard"><text:span text:style-name="T3">What are the population markers?</text:span> <text:span text:style-name="T1">Let's call it the “geek factor.” </text:span><text:span text:style-name="T1"><office:annotation><dc:creator>David Moser</dc:creator><dc:date>2010-12-19T13:56:47</dc:date><text:p text:style-name="P2"><text:span text:style-name="T4">Need to explore this very carefully. Goes toward repeatability of observations.</text:span></text:p></office:annotation></text:span></text:p>
      <text:p text:style-name="Standard"/>
      <text:p text:style-name="Standard"><text:span text:style-name="T3">What are the characteristics of the different populations as a whole?</text:span> <text:span text:style-name="T1">They are largely distinguished by differences in social aptitude and social interest, </text:span><text:span text:style-name="T2">as well as interest in technical knowledge of all kinds and in all fields</text:span><text:span text:style-name="T1">. The “geek” human typically is partially ostracized by the wild-type.</text:span></text:p>
      <text:p text:style-name="Standard"/>
      <text:p text:style-name="Standard"><text:span text:style-name="T3">How do the populations self-differentiate?</text:span> <text:span text:style-name="T1">Through valuations of intellect</text:span><text:span text:style-name="T2">ual</text:span><text:span text:style-name="T1"> and social networks</text:span><text:span text:style-name="T1"><office:annotation><dc:creator>David Moser</dc:creator><dc:date>2010-12-19T13:57:44</dc:date><text:p text:style-name="P2"><text:span text:style-name="T4">There is much more here</text:span></text:p></office:annotation></text:span></text:p>
      <text:p text:style-name="Standard"/>
      <text:p text:style-name="Standard"><text:span text:style-name="T3">When did they begin to differentiate?</text:span> <text:span text:style-name="T1">Not known, but likely in the last three to four thousand years.</text:span><text:span text:style-name="T1"><office:annotation><dc:creator>David Moser</dc:creator><dc:date>2010-12-19T13:59:57</dc:date><text:p text:style-name="P2"><text:span text:style-name="T4">Examples...</text:span></text:p></office:annotation></text:span></text:p>
      <text:p text:style-name="Standard"/>
      <text:p text:style-name="Standard"><text:span text:style-name="T3">Is the difference entirely genetic?</text:span> <text:span text:style-name="T1">Probably, but this is unknown. It is certainly heritable. It seems to be a homeobox gene mutation affecting steroid receptors in the genome itself, <text:s/></text:span><text:span text:style-name="T2">both</text:span><text:span text:style-name="T1"> quantity and location.</text:span><text:span text:style-name="T1"><office:annotation><dc:creator>David Moser</dc:creator><dc:date>2010-12-19T13:58:39</dc:date><text:p><text:span text:style-name="T4">This section should lead to predictions that can be verified. IMPORTANT!!</text:span></text:p></office:annotation></text:span></text:p>
      <text:p text:style-name="Standard"/>
      <text:p text:style-name="Standard"><text:span text:style-name="T3">Have the two populations begun to diverge genetically?</text:span> <text:span text:style-name="T1">Absolutely</text:span></text:p>
      <text:p text:style-name="Standard"/>
      <text:p text:style-name="Standard"><text:span text:style-name="T3">Is this true sympatry? Full? Partial? How much?</text:span> <text:span text:style-name="T1">Highly sympatric.</text:span><text:span text:style-name="T1"><office:annotation><dc:creator>David Moser</dc:creator><dc:date>2010-12-19T13:58:10</dc:date><text:p text:style-name="P2"><text:span text:style-name="T4">Needs a more careful answer.</text:span></text:p></office:annotation></text:span></text:p>
      <text:p text:style-name="Standard"/>
      <text:p text:style-name="Standard"/>
    </office:text>
  </office:body>
</office:document-content>
</file>